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Roboto" svg:font-family="Roboto, sans-serif"/>
    <style:font-face style:name="Verdana" svg:font-family="Verdana, Arial, Tahoma, Calibri, Geneva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49d" officeooo:paragraph-rsid="0015549d"/>
    </style:style>
    <style:style style:name="P2" style:family="paragraph" style:parent-style-name="Standard">
      <style:text-properties officeooo:rsid="00071737" officeooo:paragraph-rsid="00071737"/>
    </style:style>
    <style:style style:name="P3" style:family="paragraph" style:parent-style-name="Standard">
      <style:text-properties officeooo:rsid="00202c08" officeooo:paragraph-rsid="00202c08"/>
    </style:style>
    <style:style style:name="P4" style:family="paragraph" style:parent-style-name="Standard">
      <style:text-properties officeooo:rsid="00242270" officeooo:paragraph-rsid="00242270"/>
    </style:style>
    <style:style style:name="P5" style:family="paragraph" style:parent-style-name="Standard">
      <style:text-properties officeooo:rsid="00242270" officeooo:paragraph-rsid="002ab637"/>
    </style:style>
    <style:style style:name="P6" style:family="paragraph" style:parent-style-name="Standard">
      <style:text-properties fo:font-variant="normal" fo:text-transform="none" fo:color="#0d3c5b" style:font-name="Roboto" fo:font-size="14.25pt" fo:letter-spacing="normal" fo:font-style="normal" fo:font-weight="normal" officeooo:rsid="00242270" officeooo:paragraph-rsid="00242270"/>
    </style:style>
    <style:style style:name="P7" style:family="paragraph" style:parent-style-name="Standard">
      <style:text-properties officeooo:rsid="002ab637" officeooo:paragraph-rsid="002ab637"/>
    </style:style>
    <style:style style:name="P8" style:family="paragraph" style:parent-style-name="Preformatted_20_Text">
      <style:text-properties officeooo:rsid="00071737" officeooo:paragraph-rsid="00071737"/>
    </style:style>
    <style:style style:name="P9" style:family="paragraph" style:parent-style-name="Preformatted_20_Text">
      <loext:graphic-properties draw:fill="solid" draw:fill-color="#eff0f1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eff0f1" fo:padding="0in" fo:border="none"/>
    </style:style>
    <style:style style:name="P10" style:family="paragraph" style:parent-style-name="Preformatted_20_Text">
      <loext:graphic-properties draw:fill="solid" draw:fill-color="#eff0f1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eff0f1" fo:padding="0in" fo:border="none"/>
      <style:text-properties officeooo:paragraph-rsid="00230d1f"/>
    </style:style>
    <style:style style:name="P11" style:family="paragraph" style:parent-style-name="Standard">
      <style:text-properties fo:font-variant="normal" fo:text-transform="none" fo:color="#0d3c5b" style:font-name="Roboto" fo:font-size="14.25pt" fo:letter-spacing="normal" fo:font-style="normal" fo:font-weight="normal" officeooo:rsid="00242270" officeooo:paragraph-rsid="00242270"/>
    </style:style>
    <style:style style:name="T1" style:family="text">
      <style:text-properties officeooo:rsid="00080521"/>
    </style:style>
    <style:style style:name="T2" style:family="text">
      <style:text-properties officeooo:rsid="000b0751"/>
    </style:style>
    <style:style style:name="T3" style:family="text">
      <style:text-properties officeooo:rsid="002209da"/>
    </style:style>
    <style:style style:name="T4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in" loext:border="none"/>
    </style:style>
    <style:style style:name="T5" style:family="text">
      <style:text-properties fo:font-variant="normal" fo:text-transform="none" fo:color="#303336" style:font-name="inherit" fo:font-size="9.75pt" fo:letter-spacing="normal" fo:font-style="normal" fo:font-weight="normal" officeooo:rsid="00230d1f" fo:background-color="#eff0f1" loext:char-shading-value="0" loext:padding="0in" loext:border="none"/>
    </style:style>
    <style:style style:name="T6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in" loext:border="none"/>
    </style:style>
    <style:style style:name="T7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in" loext:border="none"/>
    </style:style>
    <style:style style:name="T8" style:family="text">
      <style:text-properties officeooo:rsid="00071737"/>
    </style:style>
    <style:style style:name="T9" style:family="text">
      <style:text-properties officeooo:rsid="002ab637"/>
    </style:style>
    <style:style style:name="T10" style:family="text">
      <style:text-properties officeooo:rsid="002db1ad"/>
    </style:style>
    <style:style style:name="T11" style:family="text">
      <style:text-properties fo:color="#555555" style:font-name="Verdana" fo:font-size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ysql -uroot -pdbadmin@blueplanet -h192.168.130.166</text:p>
      <text:p text:style-name="Standard"/>
      <text:p text:style-name="Standard"/>
      <text:p text:style-name="P1">ssh root@192.168.130.164</text:p>
      <text:p text:style-name="P2"><text:a xlink:type="simple" xlink:href="mailto:b00m$yst3m@noc" text:style-name="Internet_20_link" text:visited-style-name="Visited_20_Internet_20_Link">b00m$yst3m</text:a><text:a xlink:type="simple" xlink:href="mailto:b00m$yst3m@noc" text:style-name="Internet_20_link" text:visited-style-name="Visited_20_Internet_20_Link"><text:span text:style-name="T1">@</text:span></text:a><text:a xlink:type="simple" xlink:href="mailto:b00m$yst3m@noc" text:style-name="Internet_20_link" text:visited-style-name="Visited_20_Internet_20_Link">no</text:a><text:a xlink:type="simple" xlink:href="mailto:b00m$yst3m@noc" text:style-name="Internet_20_link" text:visited-style-name="Visited_20_Internet_20_Link"><text:span text:style-name="T2">c</text:span></text:a></text:p>
      <text:p text:style-name="P2"/>
      <text:p text:style-name="P2"/>
      <text:p text:style-name="P2">insert into blast (id,job,number,filename,done,result,calleddate,relistened,memo,addtime,fortime,fordate) values('<text:span text:style-name="T3">544</text:span>','2018-08-27','09260245101','',<text:span text:style-name="T3">0</text:span>,'Error','2018-08-2713:03:40','','','2018-08-2712:45:44','afternoon','2018-08-27');</text:p>
      <text:p text:style-name="P2">;</text:p>
      <text:p text:style-name="P2"><text:tab/><text:tab/></text:p>
      <text:p text:style-name="P2"/>
      <text:p text:style-name="P8"><text:span text:style-name="Source_20_Text"><text:span text:style-name="T4">sudo rm /</text:span></text:span><text:span text:style-name="Source_20_Text"><text:span text:style-name="T7">var</text:span></text:span><text:span text:style-name="Source_20_Text"><text:span text:style-name="T4">/lib/mongodb/mongod.lock</text:span></text:span></text:p>
      <text:p text:style-name="P9"><text:span text:style-name="Source_20_Text"><text:span text:style-name="T4">sudo mongod --dbpath /</text:span></text:span><text:span text:style-name="Source_20_Text"><text:span text:style-name="T7">var</text:span></text:span><text:span text:style-name="Source_20_Text"><text:span text:style-name="T4">/lib/mongodb/</text:span></text:span><text:span text:style-name="Source_20_Text"><text:span text:style-name="T6"> </text:span></text:span><text:span text:style-name="Source_20_Text"><text:span text:style-name="T4">--repair</text:span></text:span></text:p>
      <text:p text:style-name="P10"><text:span text:style-name="Source_20_Text"><text:span text:style-name="T5">peterasd</text:span></text:span></text:p>
      <text:p text:style-name="P9"><text:span text:style-name="Source_20_Text"><text:span text:style-name="T4">sudo mongod --dbpath /</text:span></text:span><text:span text:style-name="Source_20_Text"><text:span text:style-name="T7">var</text:span></text:span><text:span text:style-name="Source_20_Text"><text:span text:style-name="T4">/lib/mongodb/</text:span></text:span><text:span text:style-name="Source_20_Text"><text:span text:style-name="T6"> </text:span></text:span><text:span text:style-name="Source_20_Text"><text:span text:style-name="T4">--journal</text:span></text:span></text:p>
      <text:p text:style-name="P10"><text:span text:style-name="Source_20_Text"><text:span text:style-name="T5">peterasd</text:span></text:span></text:p>
      <text:p text:style-name="P2"/>
      <text:p text:style-name="P2"/>
      <text:p text:style-name="P2">select * from blast where number in (09250107903,09420702774);</text:p>
      <text:p text:style-name="P2"/>
      <text:p text:style-name="P4">update blast set done=0, result ='' where number = <text:s/>09420702774;</text:p>
      <text:p text:style-name="P5">update blast set done=0, result ='' where <text:span text:style-name="T10">number</text:span> <text:span text:style-name="T9">in(</text:span>09420702774, <text:span text:style-name="T8">09250107903)</text:span> ;</text:p>
      <text:p text:style-name="P4"/>
      <text:p text:style-name="P7">select result,count(*) from blast group by result;</text:p>
      <text:p text:style-name="P4"/>
      <text:p text:style-name="P4"/>
      <text:p text:style-name="P4"/>
      <text:p text:style-name="P4"/>
      <text:p text:style-name="P4"/>
      <text:p text:style-name="P6">4e806b7e980cdd1aac88febec1703504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11">i have changed /etc/my.cnf yesterday night ( on 2 AM).</text:span><text:line-break/><text:span text:style-name="T11">added these line:</text:span><text:line-break/><text:soft-page-break/><text:span text:style-name="T11">max_connections=600</text:span><text:line-break/><text:span text:style-name="T11">interactive_timeout=100</text:span><text:line-break/><text:span text:style-name="T11">wait_timeout=20</text:span><text:line-break/><text:span text:style-name="T11">connect_timeout=10</text:span><text:line-break/><text:line-break/><text:span text:style-name="T11">changed open_files_limit=10000 to open_files_limit=500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Roboto" svg:font-family="Roboto, sans-serif"/>
    <style:font-face style:name="Verdana" svg:font-family="Verdana, Arial, Tahoma, Calibri, Geneva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11:37:40.490871429</meta:creation-date>
    <dc:date>2018-09-04T14:29:22.989018033</dc:date>
    <meta:editing-duration>P1DT22H43M27S</meta:editing-duration>
    <meta:editing-cycles>15</meta:editing-cycles>
    <meta:generator>LibreOffice/6.0.3.2$Linux_X86_64 LibreOffice_project/00m0$Build-2</meta:generator>
    <meta:document-statistic meta:table-count="0" meta:image-count="0" meta:object-count="0" meta:page-count="2" meta:paragraph-count="17" meta:word-count="90" meta:character-count="968" meta:non-whitespace-character-count="894"/>
  </office:meta>
</office:document-meta>
</file>